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4000001A960F644766E22078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>
      <loext:graphic-properties draw:fill-color="#ff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fo:color="#000000" style:font-name="lucidatypewriter"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3333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8752in" svg:height="4.4272in" draw:z-index="0"><draw:image xlink:href="Pictures/1000020100000234000001A960F644766E22078A.png" xlink:type="simple" xlink:show="embed" xlink:actuate="onLoad"/></draw:frame><draw:line text:anchor-type="paragraph" draw:z-index="2" draw:name="Shape1" draw:style-name="gr2" draw:text-style-name="P2" svg:x1="3.2854in" svg:y1="3.5598in" svg:x2="3.2854in" svg:y2="3.9508in"><text:p/></draw:line><draw:line text:anchor-type="paragraph" draw:z-index="4" draw:name="Shape1" draw:style-name="gr2" draw:text-style-name="P2" svg:x1="4.4327in" svg:y1="3.5591in" svg:x2="4.4327in" svg:y2="3.95in"><text:p/></draw:line><draw:line text:anchor-type="paragraph" draw:z-index="1" draw:name="Shape1" draw:style-name="gr1" draw:text-style-name="P1" svg:x1="2.7264in" svg:y1="3.5602in" svg:x2="2.7264in" svg:y2="3.9512in"><text:p/></draw:line><draw:line text:anchor-type="paragraph" draw:z-index="3" draw:name="Shape1" draw:style-name="gr2" draw:text-style-name="P3" svg:x1="3.872in" svg:y1="3.5579in" svg:x2="3.872in" svg:y2="3.9496in"><text:p/></draw:line></text:p>
      <text:p text:style-name="Standard"/>
      <text:p text:style-name="Standard"/>
      <text:p text:style-name="Standard"/>
      <text:p text:style-name="Standard"><text:span text:style-name="T1">-0.216 0.0122 0.241 0.469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0:54:44.202324793</meta:creation-date>
    <dc:date>2020-03-31T11:05:23.460234426</dc:date>
    <meta:editing-duration>PT8S</meta:editing-duration>
    <meta:editing-cycles>1</meta:editing-cycles>
    <meta:generator>LibreOffice/5.3.6.1$Linux_X86_64 LibreOffice_project/30$Build-1</meta:generator>
    <meta:document-statistic meta:table-count="0" meta:image-count="1" meta:object-count="0" meta:page-count="1" meta:paragraph-count="1" meta:word-count="4" meta:character-count="25" meta:non-whitespace-character-count="22"/>
  </office:meta>
</office:document-meta>
</file>